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monospace" svg:font-family="monospace, Courier"/>
    <style:font-face style:name="sans-serif" svg:font-family="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Courier New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use-window-font-color="true" style:font-name="Courier New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Courier New"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P5" style:family="paragraph" style:parent-style-name="Preformatted_20_Text">
      <style:text-properties style:use-window-font-color="true" style:font-name="Courier New" fo:font-size="11pt" fo:font-weight="normal" style:font-size-asian="11pt" style:font-weight-asian="normal" style:font-size-complex="11pt" style:font-weight-complex="normal"/>
    </style:style>
    <style:style style:name="P6" style:family="paragraph" style:parent-style-name="Preformatted_20_Text"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tyle="normal"/>
    </style:style>
    <style:style style:name="T2" style:family="text">
      <style:text-properties fo:font-variant="normal" fo:text-transform="none" fo:letter-spacing="normal" fo:font-style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ySQL Cheat Sheet</text:p>
      <text:p text:style-name="P2"/>
      <text:p text:style-name="P1">Select</text:p>
      <text:p text:style-name="P4"/>
      <text:p text:style-name="P5"><text:span text:style-name="T1">SELECT ...</text:span></text:p>
      <text:p text:style-name="P5"><text:span text:style-name="T1">FROM table</text:span></text:p>
      <text:p text:style-name="P5"><text:span text:style-name="T2">[LEFT] JOIN table2 ON ... = ... </text:span></text:p>
      <text:p text:style-name="P5"><text:span text:style-name="T1">WHERE ... </text:span></text:p>
      <text:p text:style-name="P5"><text:span text:style-name="T1">ORDER BY ...</text:span></text:p>
      <text:p text:style-name="P6"><text:span text:style-name="T2"/></text:p>
      <text:p text:style-name="P1"><text:bookmark text:name="Conditionals"/>Conditionals</text:p>
      <text:p text:style-name="P6"/>
      <text:p text:style-name="P5">field1 = value1</text:p>
      <text:p text:style-name="P5">field1 &lt;&gt; value1</text:p>
      <text:p text:style-name="P5">field1 LIKE 'value%'</text:p>
      <text:p text:style-name="P5">field1 IS NULL</text:p>
      <text:p text:style-name="P5">field1 IS NOT NULL</text:p>
      <text:p text:style-name="P5">field1 IN (value1, value2)</text:p>
      <text:p text:style-name="P5">field1 NOT IN (value1, value2)</text:p>
      <text:p text:style-name="P5">condition1 AND condition2</text:p>
      <text:p text:style-name="P5">condition1 OR condition2</text:p>
      <text:p text:style-name="P6"/>
      <text:p text:style-name="P1">Data Manipulation</text:p>
      <text:p text:style-name="P1"/>
      <text:p text:style-name="P5">INSERT INTO table1 (field1, field2, ...) </text:p>
      <text:p text:style-name="P5">VALUES (value1, value2, ...)</text:p>
      <text:p text:style-name="P5"/>
      <text:p text:style-name="P5">DELETE FROM table1 WHERE condition</text:p>
      <text:p text:style-name="P5"/>
      <text:p text:style-name="P5">UPDATE table1 SET field1=new_value1 WHERE condition</text:p>
      <text:p text:style-name="P5"/>
      <text:p text:style-name="P5">UPDATE table1, table2 </text:p>
      <text:p text:style-name="P5">SET field1=new_value1, field2=new_value2, ...</text:p>
      <text:p text:style-name="P5">WHERE table1.id1 = table2.id2 AND condition</text:p>
      <text:p text:style-name="P6"/>
      <text:p text:style-name="P1">PHP functions</text:p>
      <text:p text:style-name="P1"/>
      <text:p text:style-name="P5">1) Open connect</text:p>
      <text:p text:style-name="P5">$link = mysqli_connect( host, username, passwd, dbname )</text:p>
      <text:p text:style-name="P5"/>
      <text:p text:style-name="P5">2) Run query</text:p>
      <text:p text:style-name="P5">$result = mysqli_query( query );</text:p>
      <text:p text:style-name="P5"/>
      <text:p text:style-name="P5">3) Fetch results</text:p>
      <text:p text:style-name="P5">mysqli_num_rows($result);</text:p>
      <text:p text:style-name="P5">mysqli_num_fields($result);</text:p>
      <text:p text:style-name="P5">mysqli_affected_rows($result);</text:p>
      <text:p text:style-name="P5">mysqli_fetch_array($result)</text:p>
      <text:p text:style-name="P5">mysqli_fetch_assoc($result)</text:p>
      <text:p text:style-name="P5">mysqli_fetch_all($result)</text:p>
      <text:p text:style-name="P5">mysqli_fetch_row($result); </text:p>
      <text:p text:style-name="P5">...</text:p>
      <text:p text:style-name="P5"/>
      <text:p text:style-name="P5">4) Close connect</text:p>
      <text:p text:style-name="P5">mysqli_close($link);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monospace" svg:font-family="monospace, Courier"/>
    <style:font-face style:name="sans-serif" svg:font-family="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M15S</meta:editing-duration>
    <meta:editing-cycles>3</meta:editing-cycles>
    <meta:generator>OpenOffice/4.1.1$Win32 OpenOffice.org_project/411m6$Build-9775</meta:generator>
    <dc:date>2016-02-12T18:00:21.45</dc:date>
    <meta:document-statistic meta:table-count="0" meta:image-count="0" meta:object-count="0" meta:page-count="1" meta:paragraph-count="41" meta:word-count="124" meta:character-count="949"/>
    <dc:creator>Olesya Pavlova</dc:creator>
    <meta:user-defined meta:name="Info 1"/>
    <meta:user-defined meta:name="Info 2"/>
    <meta:user-defined meta:name="Info 3"/>
    <meta:user-defined meta:name="Info 4"/>
  </office:meta>
</office:document-meta>
</file>